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Condensed" svg:font-family="'DejaVu Sans Condensed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castItem_3e_">
      <style:text-properties fo:font-variant="normal" fo:text-transform="none"/>
    </style:style>
    <style:style style:name="P2" style:family="paragraph" style:parent-style-name="_3c_castItem_3e_">
      <style:text-properties fo:font-variant="normal" fo:text-transform="none" officeooo:paragraph-rsid="0033a2e1"/>
    </style:style>
    <style:style style:name="P3" style:family="paragraph" style:parent-style-name="_3c_castItem_3e_">
      <style:text-properties fo:font-variant="normal" fo:text-transform="none" officeooo:rsid="0033a2e1" officeooo:paragraph-rsid="0033a2e1"/>
    </style:style>
    <style:style style:name="P4" style:family="paragraph" style:parent-style-name="Heading">
      <style:text-properties fo:font-variant="normal" fo:text-transform="none" style:font-name="Arial1" fo:font-size="14pt" officeooo:rsid="0033a2e1" officeooo:paragraph-rsid="0033a2e1" style:font-name-asian="Microsoft YaHei" style:font-size-asian="14pt" style:font-name-complex="Arial" style:font-size-complex="14pt"/>
    </style:style>
    <style:style style:name="P5" style:family="paragraph" style:parent-style-name="_3c_speaker_3e_">
      <style:text-properties officeooo:rsid="0033a2e1" officeooo:paragraph-rsid="0033a2e1"/>
    </style:style>
    <style:style style:name="P6" style:family="paragraph" style:parent-style-name="_3c_l_3e_">
      <style:text-properties officeooo:rsid="0033a2e1" officeooo:paragraph-rsid="0033a2e1"/>
    </style:style>
    <style:style style:name="P7" style:family="paragraph" style:parent-style-name="_3c_l_3e_">
      <style:text-properties officeooo:rsid="00349e12" officeooo:paragraph-rsid="00349e12"/>
    </style:style>
    <style:style style:name="P8" style:family="paragraph" style:parent-style-name="_3c_l_3e_">
      <style:text-properties officeooo:rsid="00349e12" officeooo:paragraph-rsid="00368db0"/>
    </style:style>
    <style:style style:name="P9" style:family="paragraph" style:parent-style-name="_3c_l_3e_">
      <style:text-properties officeooo:rsid="00368db0" officeooo:paragraph-rsid="00368db0"/>
    </style:style>
    <style:style style:name="P10" style:family="paragraph" style:parent-style-name="_3c_l_3e_">
      <style:text-properties fo:font-variant="normal" fo:text-transform="none" officeooo:rsid="0033a2e1" officeooo:paragraph-rsid="0033a2e1"/>
    </style:style>
    <style:style style:name="P11" style:family="paragraph" style:parent-style-name="_3c_l_3e_">
      <style:text-properties fo:font-variant="normal" fo:text-transform="none" officeooo:rsid="00349e12" officeooo:paragraph-rsid="00349e12"/>
    </style:style>
    <style:style style:name="P12" style:family="paragraph" style:parent-style-name="_3c_l_3e_">
      <style:text-properties fo:font-variant="normal" fo:text-transform="none" officeooo:rsid="00368db0" officeooo:paragraph-rsid="00368db0"/>
    </style:style>
    <style:style style:name="P13" style:family="paragraph" style:parent-style-name="_3c_l_3e_">
      <style:text-properties fo:font-variant="normal" fo:text-transform="none" officeooo:rsid="00382f85" officeooo:paragraph-rsid="00382f85"/>
    </style:style>
    <style:style style:name="P14" style:family="paragraph" style:parent-style-name="_3c_l_3e_">
      <style:text-properties officeooo:rsid="00382f85" officeooo:paragraph-rsid="0038e510"/>
    </style:style>
    <style:style style:name="P15" style:family="paragraph" style:parent-style-name="_3c_l_3e_">
      <style:text-properties fo:font-variant="normal" fo:text-transform="none" officeooo:rsid="00382f85" officeooo:paragraph-rsid="0038e510"/>
    </style:style>
    <style:style style:name="P16" style:family="paragraph" style:parent-style-name="_3c_l_3e_">
      <style:text-properties fo:font-variant="normal" fo:text-transform="none" officeooo:rsid="00382f85" officeooo:paragraph-rsid="00382f85"/>
    </style:style>
    <style:style style:name="P17" style:family="paragraph" style:parent-style-name="_3c_l_3e_">
      <style:text-properties officeooo:rsid="003950a6" officeooo:paragraph-rsid="003950a6"/>
    </style:style>
    <style:style style:name="P18" style:family="paragraph" style:parent-style-name="_3c_l_3e_">
      <style:text-properties officeooo:rsid="003a662b" officeooo:paragraph-rsid="003a662b"/>
    </style:style>
    <style:style style:name="P19" style:family="paragraph" style:parent-style-name="_3c_l_3e_">
      <style:text-properties officeooo:rsid="003af535" officeooo:paragraph-rsid="003af535"/>
    </style:style>
    <style:style style:name="P20" style:family="paragraph" style:parent-style-name="_3c_l_3e_">
      <style:text-properties officeooo:rsid="003c839a" officeooo:paragraph-rsid="003c839a"/>
    </style:style>
    <style:style style:name="P21" style:family="paragraph" style:parent-style-name="_3c_l_3e_">
      <style:text-properties officeooo:rsid="003e35d0" officeooo:paragraph-rsid="003e35d0"/>
    </style:style>
    <style:style style:name="P22" style:family="paragraph" style:parent-style-name="_3c_l_3e_">
      <style:text-properties officeooo:rsid="003ed9f4" officeooo:paragraph-rsid="003ed9f4"/>
    </style:style>
    <style:style style:name="P23" style:family="paragraph" style:parent-style-name="_3c_l_3e_">
      <style:text-properties officeooo:rsid="003f79a7" officeooo:paragraph-rsid="003f79a7"/>
    </style:style>
    <style:style style:name="P24" style:family="paragraph" style:parent-style-name="_3c_l_3e_">
      <style:text-properties officeooo:rsid="00413815" officeooo:paragraph-rsid="00413815"/>
    </style:style>
    <style:style style:name="P25" style:family="paragraph" style:parent-style-name="Heading_20_1">
      <style:text-properties fo:font-variant="normal" fo:text-transform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officeooo:rsid="0033a2e1"/>
    </style:style>
    <style:style style:name="T3" style:family="text">
      <style:text-properties fo:font-variant="normal" fo:text-transform="none" officeooo:rsid="00368db0"/>
    </style:style>
    <style:style style:name="T4" style:family="text">
      <style:text-properties fo:font-variant="normal" fo:text-transform="none" officeooo:rsid="003a662b"/>
    </style:style>
    <style:style style:name="T5" style:family="text">
      <style:text-properties fo:font-variant="normal" fo:text-transform="none" officeooo:rsid="003c839a"/>
    </style:style>
    <style:style style:name="T6" style:family="text">
      <style:text-properties officeooo:rsid="0033a2e1"/>
    </style:style>
    <style:style style:name="T7" style:family="text">
      <style:text-properties officeooo:rsid="003a662b"/>
    </style:style>
    <style:style style:name="T8" style:family="text">
      <style:text-properties officeooo:rsid="003af535"/>
    </style:style>
    <style:style style:name="T9" style:family="text">
      <style:text-properties officeooo:rsid="003c839a"/>
    </style:style>
    <style:style style:name="T10" style:family="text">
      <style:text-properties officeooo:rsid="004138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upiter</text:p>
      <text:p text:style-name="P3">Mars</text:p>
      <text:p text:style-name="P3">Cupidon</text:p>
      <text:p text:style-name="P3">Phœbus</text:p>
      <text:p text:style-name="P3">Mercure</text:p>
      <text:p text:style-name="P2">Orphée</text:p>
      <text:p text:style-name="P1">Eur<text:span text:style-name="T6">y</text:span>dice</text:p>
      <text:p text:style-name="P3">Le Berger Amoureux</text:p>
      <text:p text:style-name="P3">Le Berger Chasseur</text:p>
      <text:p text:style-name="P3">Le Magicien</text:p>
      <text:p text:style-name="P1">Caron</text:p>
      <text:p text:style-name="P3">Esprit</text:p>
      <text:p text:style-name="P1">Pluton</text:p>
      <text:p text:style-name="P1">Proserpine</text:p>
      <text:p text:style-name="P1">Les Bacc<text:span text:style-name="T6">h</text:span>antes</text:p>
      <text:p text:style-name="P3">Bergers</text:p>
      <text:p text:style-name="P3">L’Oracle d’Apollon</text:p>
      <text:p text:style-name="P4">La Descente d’Orphée aux Enfers<text:line-break/>Tragédie</text:p>
      <text:h text:style-name="P25" text:outline-level="1">Acte premier</text:h>
      <text:p text:style-name="P5">Orphée</text:p>
      <text:p text:style-name="_3c_l_3e_"><text:span text:style-name="_3c_pb_3e_"><text:span text:style-name="T1">[</text:span></text:span><text:span text:style-name="_3c_pb_3e_"><text:span text:style-name="T2">1</text:span></text:span><text:span text:style-name="_3c_pb_3e_"><text:span text:style-name="T1">]</text:span></text:span><text:span text:style-name="T2">Divissantes Deitez, ô grands Dieux immortels,</text:span></text:p>
      <text:p text:style-name="P10">Nous devons bien offrir sur vos divins autels,</text:p>
      <text:p text:style-name="P10">Nous devons bien tous deux un sacrifice rendre</text:p>
      <text:p text:style-name="P10">En signe des honneurs d’avoir daigné descendre</text:p>
      <text:p text:style-name="P10">De l’empire des Cieux, en nos humanitez</text:p>
      <text:p text:style-name="P10">Honorer ce beau jour de vos divinitez.</text:p>
      <text:p text:style-name="P6"><text:span text:style-name="_3c_pb_3e_"><text:span text:style-name="T1">[2]</text:span></text:span><text:span text:style-name="T1">Ma chere espouse et moy ne pouvons satisfaire</text:span></text:p>
      <text:p text:style-name="P10">Aux biens et aux honneurs qu’il vous a pleu nous faire :</text:p>
      <text:p text:style-name="P10">Nous vous remercions d’un cœur devotieux</text:p>
      <text:p text:style-name="P10">Ne pouvant vous offrir rien de plus precieux.</text:p>
      <text:p text:style-name="_3c_speaker_3e_">Jupiter</text:p>
      <text:p text:style-name="P10">Or sus vivez heureux, et que jamais l’envie</text:p>
      <text:p text:style-name="P10">Ne vous puisse troubler au cours de vostre vie,</text:p>
      <text:p text:style-name="P10">Que vous ne puissiez point tomber entre ses mains.</text:p>
      <text:p text:style-name="P10">Moy qui tiens dessur tous l’empire des humains,</text:p>
      <text:p text:style-name="P10">Et qui regne au plus haut de la troupe divine,</text:p>
      <text:p text:style-name="P10">Je ne consentiray jamais vostre ruine :</text:p>
      <text:p text:style-name="P10">Tant que ma deïté dessus vous regnera,</text:p>
      <text:p text:style-name="P10">Jamais le feu du Ciel ne vous offensera.</text:p>
      <text:p text:style-name="_3c_speaker_3e_">Mars</text:p>
      <text:p text:style-name="P10"><text:soft-page-break/>Et moy qui sous mes loix arme les braves Princes</text:p>
      <text:p text:style-name="P10">Aux furieux assauts dans leurs grandes Provinces,</text:p>
      <text:p text:style-name="P10">Qui les belles citez fais renverser en bas,</text:p>
      <text:p text:style-name="P10">Par les rudes efforts des genereux combats,</text:p>
      <text:p text:style-name="P10">Et qui suis redouté par l’effroy de mes armes,</text:p>
      <text:p text:style-name="P10">Je vous exempteray des sanglantes allarmes.</text:p>
      <text:p text:style-name="P10">On recognoist assez la force et le pouvoir</text:p>
      <text:p text:style-name="P10">Que sous mes estendards sans cesse je fais voir.</text:p>
      <text:p text:style-name="_3c_speaker_3e_">Cupidon</text:p>
      <text:p text:style-name="P10">Vivez d’un bon accord le reste de vos jours,</text:p>
      <text:p text:style-name="P10">Et contens joüyssez de vos belles Amours,</text:p>
      <text:p text:style-name="P11">Ayant dessous mes loix le Ciel, l’Enfer et l’onde,</text:p>
      <text:p text:style-name="P11">Et tout ce que l’on void sur la machine ronde.</text:p>
      <text:p text:style-name="P11">Je veux malgré le sort, vous rendre desormais</text:p>
      <text:p text:style-name="P7"><text:span text:style-name="_3c_pb_3e_"><text:span text:style-name="T2">[</text:span></text:span><text:span text:style-name="_3c_pb_3e_"><text:span text:style-name="T1">3</text:span></text:span><text:span text:style-name="_3c_pb_3e_"><text:span text:style-name="T2">]</text:span></text:span><text:span text:style-name="T1">En vos affections fidelles à jamais.</text:span></text:p>
      <text:p text:style-name="P11">Vous serez si constans aux plaines Élysees</text:p>
      <text:p text:style-name="P11">Que vos ames seront de mes feux embrasees.</text:p>
      <text:p text:style-name="P11">Si la mort a pouvoir de vos jours abreger,</text:p>
      <text:p text:style-name="P11">Elle ne pourra pas vos constances changer.</text:p>
      <text:p text:style-name="_3c_speaker_3e_">Phœbus</text:p>
      <text:p text:style-name="P11">Moi qui rends des mortels la poitrine enflammee,</text:p>
      <text:p text:style-name="P11">Qui les rends à jamais heureux en renommee,</text:p>
      <text:p text:style-name="P11">Qui donne jour aux Cieux, à la terre, à la Mer,</text:p>
      <text:p text:style-name="P11">Qui puis de mes rayons ce bas monde enflammer,</text:p>
      <text:p text:style-name="P11">Je feray quelque jour par la douce harmonie</text:p>
      <text:p text:style-name="P11">Du Luth et de la voix ensemblément unie,</text:p>
      <text:p text:style-name="P11">Que le son ravissant de vos accords divins</text:p>
      <text:p text:style-name="P11">Pour r’animer les morts un jour ne seront vains.</text:p>
      <text:p text:style-name="_3c_speaker_3e_">Mercure</text:p>
      <text:p text:style-name="P11">D’un eloquent parler vostre ame genereuse</text:p>
      <text:p text:style-name="P11">Obtiendra le laurier de la flamme amoureuse,</text:p>
      <text:p text:style-name="P11">D’une subtilité, d’un parler gracieux</text:p>
      <text:p text:style-name="P11">Vous serez sans pareil dans ce rond spacieux,</text:p>
      <text:p text:style-name="P11">Vos discours relevez forceront la mort mesme</text:p>
      <text:p text:style-name="P11">De vous prester secours dans le rivage blesme.</text:p>
      <text:p text:style-name="_3c_speaker_3e_">Orphée</text:p>
      <text:p text:style-name="P11">Tant que nous userons le reste de nos ans,</text:p>
      <text:p text:style-name="P11">Grace nous vous rendrons de ces divins presens,</text:p>
      <text:p text:style-name="P11"><text:soft-page-break/>Et dessur vos autels nos ames enflammees</text:p>
      <text:p text:style-name="P11">Seront à vous offrir nuict et jour animées.</text:p>
      <text:p text:style-name="P11">Ou sus donc, mon espoir, il nous faut vivre heurex,</text:p>
      <text:p text:style-name="P11">Cueillant les fruicts d’amour dessur tous savoureux.</text:p>
      <text:p text:style-name="P8"><text:span text:style-name="_3c_pb_3e_"><text:span text:style-name="T2">[</text:span></text:span><text:span text:style-name="_3c_pb_3e_"><text:span text:style-name="T3">4</text:span></text:span><text:span text:style-name="_3c_pb_3e_"><text:span text:style-name="T2">]</text:span></text:span><text:span text:style-name="T1">Asseurez-vous </text:span><text:span text:style-name="T3">de moy, ne pensez que mon ame</text:span></text:p>
      <text:p text:style-name="P12">Puisse jamais sentir l’ardeur d’une autre flamme,</text:p>
      <text:p text:style-name="P12">Car plustost l’on verra tarir toute la Mer,</text:p>
      <text:p text:style-name="P12">Qu’infidelle je manque à vous vouloir aymer.</text:p>
      <text:p text:style-name="_3c_speaker_3e_">Eurydice</text:p>
      <text:p text:style-name="P12">Tout de mesme, mon cœur, asseurez-vous, ma vie,</text:p>
      <text:p text:style-name="P12">Que je n’auray jamais dans l’ame d’autre envie.</text:p>
      <text:p text:style-name="P12">Le Ciel n’a qu’un Soleil, qui nous donne le jour,</text:p>
      <text:p text:style-name="P12">Ainsi seul vous serez phrase de mon amour.</text:p>
      <text:p text:style-name="P12">Mais las ! je crains beaucoup que le destin contraire</text:p>
      <text:p text:style-name="P12">De nos chastes amours tasche de nous distraire.</text:p>
      <text:p text:style-name="P12">Helas ! helas! je crains qu’un sinistre malheur</text:p>
      <text:p text:style-name="P12">Vienne pour empescher nostre joye et nostre heur :</text:p>
      <text:p text:style-name="P12">Hymen s’en est allé d’un courroucé visage</text:p>
      <text:p text:style-name="P12">Qui me faict soupçonner quelque mauvais presage.</text:p>
      <text:p text:style-name="P12">Ce Dieu n’a point monstré de bon signe en partant,</text:p>
      <text:p text:style-name="P12">Qui cause qu’en mon cœur je le vay redoutant ;</text:p>
      <text:p text:style-name="P12">Car de luy seul despend nostre heureux hymenee.</text:p>
      <text:p text:style-name="_3c_speaker_3e_">Orphée</text:p>
      <text:p text:style-name="P12">Non, non, ne craignez point puisque ceste journée</text:p>
      <text:p text:style-name="P12">Ensemble nous avons tant de presens des Cieux</text:p>
      <text:p text:style-name="P12">Qui nous peut offencer en ce rond spacieux ?</text:p>
      <text:p text:style-name="P12">Jupin, l’Amour, Phœbus, et le Dieu des armees</text:p>
      <text:p text:style-name="P12">Ne delaisseront pas nos ames enflammées :</text:p>
      <text:p text:style-name="P12">Et si le Dieu nopcier nous veut abandonner,</text:p>
      <text:p text:style-name="P12">Par offrandes et vœux taschons le destourner.</text:p>
      <text:p text:style-name="P12">Cependant, mon espoir, allon cueillir les roses</text:p>
      <text:p text:style-name="P12">Qui sur vos levres sont nouvellement escloses.</text:p>
      <text:p text:style-name="_3c_speaker_3e_">Le Berger amoureux</text:p>
      <text:p text:style-name="P9"><text:span text:style-name="_3c_pb_3e_"><text:span text:style-name="T2">[</text:span></text:span><text:span text:style-name="_3c_pb_3e_"><text:span text:style-name="T1">5</text:span></text:span><text:span text:style-name="_3c_pb_3e_"><text:span text:style-name="T2">]</text:span></text:span><text:span text:style-name="T1">Entre tous les malheurs ausquels nous sommes nez,</text:span></text:p>
      <text:p text:style-name="P12">Où d’un sort rigoureux nous sommes destinez,</text:p>
      <text:p text:style-name="P12">Las ! ce n’est point d’offrir sa vie en sacrifice,</text:p>
      <text:p text:style-name="P12">Ce n’est point de tomber au creux d’un precipice,</text:p>
      <text:p text:style-name="P12">Ce n’est point de passer mille et mille dangers,</text:p>
      <text:p text:style-name="P12"><text:soft-page-break/>En allant visiter les pays estrangers,</text:p>
      <text:p text:style-name="P12">Ny d’estre sur la mer à la mercy des ondes</text:p>
      <text:p text:style-name="P12">Quand par les vents émeus elles sont vagabondes,</text:p>
      <text:p text:style-name="P12">Ny pour se voir jamais en prison arresté,</text:p>
      <text:p text:style-name="P12">Sans consolation reduict en pauvreté,</text:p>
      <text:p text:style-name="P12">Endurer la faim et de la soif ensemble.</text:p>
      <text:p text:style-name="P12">Ce ne sont les plus grands des malheurs ce me semble,</text:p>
      <text:p text:style-name="P12">Ce n’est rien au regard des penibles tourments,</text:p>
      <text:p text:style-name="P12">Que l’Amour faict souffrir aux fidelles amants :</text:p>
      <text:p text:style-name="P12">Ce Dieu plein de rigueur qui sous sa loy m’attire,</text:p>
      <text:p text:style-name="P12">Me faict sans nul espoit endurer ce martyre :</text:p>
      <text:p text:style-name="P12">Car depuis que je sens ses traicts envenimez,</text:p>
      <text:p text:style-name="P12">Je regrette mes ans à demy consommez,</text:p>
      <text:p text:style-name="P12">Je vis sans nul repos, ce pendant que mon ame</text:p>
      <text:p text:style-name="P12">Brusle dedans l’ardeur de ma cuisante flamme :</text:p>
      <text:p text:style-name="P12">L’on ne peut exprimer le tourment rigoureux</text:p>
      <text:p text:style-name="P12">Que ressent nuict et jour mon esprit amoureux,</text:p>
      <text:p text:style-name="P12">Encore ce qui faict que plus je me tourmente,</text:p>
      <text:p text:style-name="P12">C’est que j’ay ce jourd’huy perdu ma chere amante :</text:p>
      <text:p text:style-name="P12">Celle pour qui je vis, cause de mes douleurs</text:p>
      <text:p text:style-name="P12">Me rend ce triste jour accablé de malheurs.</text:p>
      <text:p text:style-name="P12">En presence des Dieux, j’ay veu comment Orphée</text:p>
      <text:p text:style-name="P9"><text:span text:style-name="_3c_pb_3e_"><text:span text:style-name="T2">[</text:span></text:span><text:span text:style-name="_3c_pb_3e_"><text:span text:style-name="T1">6</text:span></text:span><text:span text:style-name="_3c_pb_3e_"><text:span text:style-name="T2">]</text:span></text:span><text:span text:style-name="T1">A pris ce jour fatal dessus moy ce trophée.</text:span></text:p>
      <text:p text:style-name="P12">Ce jour malencontreux, ce jour plein de destin,</text:p>
      <text:p text:style-name="P12">Ils ont tous honoré son Nuptial festin :</text:p>
      <text:p text:style-name="P12">Et ce pendant je vis, je vis, mais en mourant</text:p>
      <text:p text:style-name="P12">Par la flamme d’amour qui me va devorant,</text:p>
      <text:p text:style-name="P12">Par cét ardant brandon qui mon ame consomme,</text:p>
      <text:p text:style-name="P12">Comme le ver caché qui va rongeant la pomme.</text:p>
      <text:p text:style-name="P12">Que maudit soit le jour que je vis la beauté</text:p>
      <text:p text:style-name="P12">Qui me faict ressentir sa dure cuauté,</text:p>
      <text:p text:style-name="P12">Et toy maudit Amour plein d’appas et de charmes</text:p>
      <text:p text:style-name="P12">Qui causes maintenant mes souspirs et mes larmes,</text:p>
      <text:p text:style-name="P12">Je te maudis cent fois, puisque tu prens plaisir</text:p>
      <text:p text:style-name="P12">De tourmenter mon cœur d’un amoureux desir.</text:p>
      <text:p text:style-name="P12">Mais que me sert ce dueil ? il me faut miserable</text:p>
      <text:p text:style-name="P12">Luy conter ma douleur et mon mal deplorable :</text:p>
      <text:p text:style-name="P12"><text:soft-page-break/>Je luy feray sçavoir le regret qui me poingt,</text:p>
      <text:p text:style-name="P12">Pour tascher de guerir et de ne mourir point :</text:p>
      <text:p text:style-name="P12">Possible luy disant ma peine douloureuse</text:p>
      <text:p text:style-name="P12">Elle prendra pitié de mon ame amoureuse.</text:p>
      <text:p text:style-name="P12">Je m’en vais la trouver, afin que de ce pas</text:p>
      <text:p text:style-name="P12">Je puisse m’exempter de l’amoureux trespas.</text:p>
      <text:p text:style-name="P12">Mais las ! je crains qu’apres ma flamme découverte</text:p>
      <text:p text:style-name="P12">Au mary m’accusant, elle cause ma perte,</text:p>
      <text:p text:style-name="P12">Qui prompt à se venger voudroit tirer raison</text:p>
      <text:p text:style-name="P12">D’avoir en son endroict usé de trahison,</text:p>
      <text:p text:style-name="P12">Me faisant d’un chacun recognoistre un infame</text:p>
      <text:p text:style-name="P9"><text:span text:style-name="_3c_pb_3e_"><text:span text:style-name="T2">[</text:span></text:span><text:span text:style-name="_3c_pb_3e_"><text:span text:style-name="T1">7</text:span></text:span><text:span text:style-name="_3c_pb_3e_"><text:span text:style-name="T2">]</text:span></text:span><text:span text:style-name="T1">Pour avoir entreprins de luy ravir sa femme,</text:span></text:p>
      <text:p text:style-name="P12">Toutesfois c’est tout un, advienne qui pourra,</text:p>
      <text:p text:style-name="P12">La crainte de mary ne me le defendra.</text:p>
      <text:p text:style-name="P12">Las ! il faut aussi bien qu’au tombeau l’on me voye,</text:p>
      <text:p text:style-name="P12">Car estant accepté, mon cœur mourra de joye :</text:p>
      <text:p text:style-name="P12">Si je suis refusé, je mourray de douleur,</text:p>
      <text:p text:style-name="P12">Par ainsi je ne puis éviter mon malheur.</text:p>
      <text:p text:style-name="_3c_speaker_3e_">Chasseur</text:p>
      <text:p text:style-name="P12">J’entends que souspirs, que douleurs et que plaintes</text:p>
      <text:p text:style-name="P13">De ceux qui de l’Amour ont leurs ames atteintes :</text:p>
      <text:p text:style-name="P13">Je ne puis reposer une heure seulement</text:p>
      <text:p text:style-name="P13">Sans entendre quelqu’un lamenter son tourment.</text:p>
      <text:p text:style-name="P13">L’Amour les tient si bien sous son obeissance,</text:p>
      <text:p text:style-name="P13">Que pour luy resister ils n’ont nulle puissance :</text:p>
      <text:p text:style-name="P13">Tous ces pauvres Bergers en sont si fort épris</text:p>
      <text:p text:style-name="P13">Qu’ils en perdent du tout leurs sens et leurs esprits.</text:p>
      <text:p text:style-name="P13">Pyrame tout rempli d’amoureuse caresse</text:p>
      <text:p text:style-name="P13">Mourat dessus le corps de sa chere maistresse ;</text:p>
      <text:p text:style-name="P13">Scylla trahit ses murs, et son pays aussi,</text:p>
      <text:p text:style-name="P13">Mettant dessous Minos sont pere à la mercy,</text:p>
      <text:p text:style-name="P13">Son poil d’or luy couppant, cause de sa misere,</text:p>
      <text:p text:style-name="P13">Pour en faire present au Roy son adversaire.</text:p>
      <text:p text:style-name="P13">Dans le cœur de Byblis ce brandon s’alluma</text:p>
      <text:p text:style-name="P13">Si fort, que sans respect son propre frere ayma,</text:p>
      <text:p text:style-name="P13">Et le Chasseur Narcis épris de ce feu mesme</text:p>
      <text:p text:style-name="P13">Fut si fol qu’il devint amoureux de luy-mesme,</text:p>
      <text:p text:style-name="P13"><text:soft-page-break/>Et tant d’autres malheurs lesquels sont advenus</text:p>
      <text:p text:style-name="P13">Pour avoir trop aymé les plaisirs de Venus,</text:p>
      <text:p text:style-name="P14"><text:span text:style-name="_3c_pb_3e_"><text:span text:style-name="T2">[</text:span></text:span><text:span text:style-name="_3c_pb_3e_"><text:span text:style-name="T1">8</text:span></text:span><text:span text:style-name="_3c_pb_3e_"><text:span text:style-name="T2">]</text:span></text:span><text:span text:style-name="T1">Pour avoir trop esté d’amoureuse naturelle</text:span></text:p>
      <text:p text:style-name="P15">S’y laissant emporter du tout à l’avanture,</text:p>
      <text:p text:style-name="P13">Que m’en resouvenant, mon cœur n’a nul desir</text:p>
      <text:p text:style-name="P13">De chercher en amour ny joye ny plaisir.</text:p>
      <text:p text:style-name="P13">Pour moy je ne le crains, autre aise je pourchasse,</text:p>
      <text:p text:style-name="P13">Tout mon contentement est d’aller à la chasse,</text:p>
      <text:p text:style-name="P13">De courir par les vois, et dedans les forests,</text:p>
      <text:p text:style-name="P13">Pour prendre quelque Cerf, tendre cordes et rets.</text:p>
      <text:h text:style-name="Heading_20_1" text:outline-level="1">Acte second</text:h>
      <text:p text:style-name="_3c_speaker_3e_">Le Berger amoureux</text:p>
      <text:p text:style-name="P17">Malheureux est celuy qui se laisse reduire</text:p>
      <text:p text:style-name="P17">À ce cruel enfant, et par luy se conduire.</text:p>
      <text:p text:style-name="P17">L’Amour est tout ainsi que le fruict savoureux,</text:p>
      <text:p text:style-name="P17">Dont l’on mange par trop le trouvant doucereux,</text:p>
      <text:p text:style-name="P17">Qui dedans l’estomach cause une fiévre lente,</text:p>
      <text:p text:style-name="P17">Laquelle avec le temps se rend si violente</text:p>
      <text:p text:style-name="P17">Qu’il n’y a plus moyen de pouvoir secourir</text:p>
      <text:p text:style-name="P17">Le pauvre patient qui resoult de mourir :</text:p>
      <text:p text:style-name="P17">Tout de mesme l’Amour par sa charmante amorce,</text:p>
      <text:p text:style-name="P17">Nous prend par la douceur, et nous retient de force,</text:p>
      <text:p text:style-name="P17">Et nous faict ressentir apres tant de malheurs</text:p>
      <text:p text:style-name="P17"><text:span text:style-name="_3c_pb_3e_"><text:span text:style-name="T2">[</text:span></text:span><text:span text:style-name="_3c_pb_3e_"><text:span text:style-name="T1">9</text:span></text:span><text:span text:style-name="_3c_pb_3e_"><text:span text:style-name="T2">]</text:span></text:span>Que pour un peu de bien ce sont mille douleurs.</text:p>
      <text:p text:style-name="P17">Il nous fût tant de mal si tost qu’il nous attrape</text:p>
      <text:p text:style-name="P17">Que c’est un grand hazard si quelqu’un en eschappe ;</text:p>
      <text:p text:style-name="P17">Car ainsi que l’on voit les saulx et les roseaux,</text:p>
      <text:p text:style-name="P17">Accroistre nuict et jour par la fraischeur des eaux ;</text:p>
      <text:p text:style-name="P17">Ainsi ce Dieu cruel se nourrit dans les larmes</text:p>
      <text:p text:style-name="P17">Que respandent les yeux par ses amoureux charmes !</text:p>
      <text:p text:style-name="P17"/>
      <text:p text:style-name="P17">Helas ! je n’en puis plus, je ne puis esperer</text:p>
      <text:p text:style-name="P17">De gaigner la beauté qui me fait souspirer :</text:p>
      <text:p text:style-name="P17">Elle m’a rejecté, trop ingrate et cruelle,</text:p>
      <text:p text:style-name="P17">Luy racontant l’amour que j’endure pour elle,</text:p>
      <text:p text:style-name="P17">Jurant par l’univers, et l’Empire des Dieux,</text:p>
      <text:p text:style-name="P17"><text:soft-page-break/>Que sur tous les mortels je luy suis odieux :</text:p>
      <text:p text:style-name="P17">Et pourtant je ne puis de ses yeux me distraire,</text:p>
      <text:p text:style-name="P17">Et plus je suis constant, plus elle m’est contraire :</text:p>
      <text:p text:style-name="P17">Je voudrois bien trouver le moyen d’<text:span text:style-name="T7">eviter</text:span></text:p>
      <text:p text:style-name="P18">Cet amoureux poison, et de luy resister,</text:p>
      <text:p text:style-name="P18">Mais helas ! je ne puis, car tant plus je m’y force,</text:p>
      <text:p text:style-name="P18">Et plus cest ardant feu dans mon cœur de renforce.</text:p>
      <text:p text:style-name="P18">Doncques ne le pouvant, il ma faut avoit</text:p>
      <text:p text:style-name="P18">Par la force, il me faut guerison recevoir :</text:p>
      <text:p text:style-name="P18">Mais la voicy qui vient, belle autant que superbe ;</text:p>
      <text:p text:style-name="P18">Pour prendre dans ce bois la fraischeur dessus l’herbe :</text:p>
      <text:p text:style-name="P18">Avant que la forcer je veux par mes discours</text:p>
      <text:p text:style-name="P18">Tascher de l’emouvoir à me donner secours.</text:p>
      <text:p text:style-name="P18"/>
      <text:p text:style-name="P18">Ornement de nos jours, que le Ciel favorable</text:p>
      <text:p text:style-name="P18">A fait naistre icy bas pour estre incomparable,</text:p>
      <text:p text:style-name="P18">Beauté sur qui les Dieux ont versé largement</text:p>
      <text:p text:style-name="P18"><text:span text:style-name="_3c_pb_3e_"><text:span text:style-name="T2">[</text:span></text:span><text:span text:style-name="_3c_pb_3e_"><text:span text:style-name="T1">10</text:span></text:span><text:span text:style-name="_3c_pb_3e_"><text:span text:style-name="T2">]</text:span></text:span>Tout ce qu’ils ont <text:span text:style-name="T8">au Ciel de plus riche ornement,</text:span></text:p>
      <text:p text:style-name="P19">Delaissez ces desdains, et derechef, ma Belle,</text:p>
      <text:p text:style-name="P19">Ne soyez envers moy desdaigneuse et rebelle.</text:p>
      <text:p text:style-name="P19">L4amour ne se doit point traicter par la liqueur,</text:p>
      <text:p text:style-name="P19">C’est par trop se monstrer cruelle à ma langueur.</text:p>
      <text:p text:style-name="P19">Helas ! si vous sçaviez l’amour que je vous porte,</text:p>
      <text:p text:style-name="P19">Et combien de douleurs vous aymant je supporte,</text:p>
      <text:p text:style-name="P19">Quand vostre cœur seroit semblable au diamant,</text:p>
      <text:p text:style-name="P19">Vous prendriez pitié de mon cruel tourment.</text:p>
      <text:p text:style-name="_3c_speaker_3e_">Eurydice</text:p>
      <text:p text:style-name="P19">Je te revoy, meschant, suborneur, temeraire,</text:p>
      <text:p text:style-name="P19">Qui de ma chasteté tasches de me distraire,</text:p>
      <text:p text:style-name="P19">Retire-toy d’icy, ne trouble mon repos,</text:p>
      <text:p text:style-name="P19">Ne m’importune plus de tes sales propos.</text:p>
      <text:p text:style-name="P19">Penses-tu que je sois une femme volage</text:p>
      <text:p text:style-name="P19">Pour mespriser ainsi la loy de mariage ?</text:p>
      <text:p text:style-name="P19">Un amour desreiglé ressemble un bastiment</text:p>
      <text:p text:style-name="P19">Qui tombe pour avoir un foible fondement.</text:p>
      <text:p text:style-name="P19">Une femme de bien son amour n’abandonne</text:p>
      <text:p text:style-name="P19">Qu’à celuy que le Ciel pour son espoux luy donne !</text:p>
      <text:p text:style-name="P19"><text:soft-page-break/>Mesme les animaux par exemple font voir</text:p>
      <text:p text:style-name="P19">Que l’on ne doit jamais manquer à ce devoir.</text:p>
      <text:p text:style-name="P19">Les Cigognes l’on voit d’une telle nature</text:p>
      <text:p text:style-name="P19">Qui si l’une d’entr’eux s’adonne d’avanture</text:p>
      <text:p text:style-name="P19">À d’autre qu’à celuy que pour sien elle a pris,</text:p>
      <text:p text:style-name="P19">Si tost que sur le fait les autres les ont pris,</text:p>
      <text:p text:style-name="P19">Des ongles et du bec en font telle justice,</text:p>
      <text:p text:style-name="P19">Que d’une prompte mort ils chastient ce vice.</text:p>
      <text:p text:style-name="P19"><text:span text:style-name="_3c_pb_3e_"><text:span text:style-name="T2">[</text:span></text:span><text:span text:style-name="_3c_pb_3e_"><text:span text:style-name="T4">1</text:span></text:span><text:span text:style-name="_3c_pb_3e_"><text:span text:style-name="T1">1</text:span></text:span><text:span text:style-name="_3c_pb_3e_"><text:span text:style-name="T2">]</text:span></text:span>À l’exemple je veux mon honneur conserver,</text:p>
      <text:p text:style-name="P19">Et pour mon cher espoux mon amour reserver.</text:p>
      <text:p text:style-name="P19">Pour la derniere fois, Berger, je te pardonne,</text:p>
      <text:p text:style-name="P19">Va te pourveoir ailleurs, nature ainsi l’ordonne ;</text:p>
      <text:p text:style-name="P19">Tes discours ne sçauroient à ce mal m’inciter,</text:p>
      <text:p text:style-name="P19">Tu ne perds que ton temps à me solliciter.</text:p>
      <text:p text:style-name="_3c_speaker_3e_">Le Berger amoureux</text:p>
      <text:p text:style-name="P19">Helas ! que dites-vous ? auriez-vous bien envie</text:p>
      <text:p text:style-name="P19">Par ce cruel refus de m’arracher la vie ?</text:p>
      <text:p text:style-name="P19">Vous ferez plus de mal de me laisser mourir,</text:p>
      <text:p text:style-name="P19">Que vous n’offencerez me venant secourir.</text:p>
      <text:p text:style-name="P19">D’un malle plus souvent un grand bien en arrive.</text:p>
      <text:p text:style-name="_3c_speaker_3e_">Eurydice</text:p>
      <text:p text:style-name="P19">Plustost dans un tombeau je seray mise vive,</text:p>
      <text:p text:style-name="P19">J’endureray plustost une cruelle mort,</text:p>
      <text:p text:style-name="P19">Que de faire jamais à mon espoux ce tort :</text:p>
      <text:p text:style-name="P19">Va, c’est trop discourir, autre affaire m’emmeine.</text:p>
      <text:p text:style-name="_3c_speaker_3e_">Berger amoureux</text:p>
      <text:p text:style-name="P19">Où pensez-vous fuïr ? demeurez, inhumaine,</text:p>
      <text:p text:style-name="P19">Puisque mon amitié ne vous peut esmouvoir,</text:p>
      <text:p text:style-name="P19">Par la force je veux maintenant vous avoir :</text:p>
      <text:p text:style-name="P19">C’est ores qu’il ne faut plus faire la mauvaise,</text:p>
      <text:p text:style-name="P19">Il faut que dans ce bois promptement je vous baise :</text:p>
      <text:p text:style-name="P19">Me pouvoir soulager, et ne le faire pas,</text:p>
      <text:p text:style-name="P19">Ce seroit estre autheur de mon propre <text:span text:style-name="T9">trespas.</text:span></text:p>
      <text:p text:style-name="_3c_speaker_3e_">Eurydice</text:p>
      <text:p text:style-name="P20">C’est t’efforcer en vain, meschant, abominable,</text:p>
      <text:p text:style-name="P20">De croire m’inciter à ce forfait damnable,</text:p>
      <text:p text:style-name="P20"><text:span text:style-name="_3c_pb_3e_"><text:span text:style-name="T2">[</text:span></text:span><text:span text:style-name="_3c_pb_3e_"><text:span text:style-name="T4">1</text:span></text:span><text:span text:style-name="_3c_pb_3e_"><text:span text:style-name="T1">2</text:span></text:span><text:span text:style-name="_3c_pb_3e_"><text:span text:style-name="T2">]</text:span></text:span>La sagesse et l’honneur resisteroit pour moy,</text:p>
      <text:p text:style-name="P20">Je veux jusqu’à la fin garder ma chaste foy.</text:p>
      <text:p text:style-name="_3c_speaker_3e_"><text:soft-page-break/>Le Berger</text:p>
      <text:p text:style-name="P20">Vous avez beau parler, si faut-il que mon ame</text:p>
      <text:p text:style-name="P20">Par vos embrassements amortisse sa flamme.</text:p>
      <text:p text:style-name="_3c_speaker_3e_">Eurydice</text:p>
      <text:p text:style-name="P20">Le feu sera plustost en glace converty</text:p>
      <text:p text:style-name="P20">Que d’un si sale fait le Ciel soit adverty.</text:p>
      <text:p text:style-name="_3c_speaker_3e_">Berger</text:p>
      <text:p text:style-name="P20">Je ne puis plus tarder, allons c’est à cest heure</text:p>
      <text:p text:style-name="P20">Qu’il faut trouver en vous ma fortune meilleure :</text:p>
      <text:p text:style-name="P20">L’amour ne me permet de perdre un temps si cher,</text:p>
      <text:p text:style-name="P20">Soubs ces arbres fueillus il vous faut approcher ;</text:p>
      <text:p text:style-name="P20">Afin que sans tarder je jouysse à mon aise</text:p>
      <text:p text:style-name="P20">Des plaisirs amoureux pour amortir ma braise.</text:p>
      <text:p text:style-name="_3c_speaker_3e_">Eurydice</text:p>
      <text:p text:style-name="P20">Tu mentiras meschant.</text:p>
      <text:p text:style-name="_3c_speaker_3e_">Berger</text:p>
      <text:p text:style-name="P20">Elle pense eschapper,</text:p>
      <text:p text:style-name="P20">À la course il me faut promptement l’attrapper.</text:p>
      <text:p text:style-name="_3c_speaker_3e_">Eurydice</text:p>
      <text:p text:style-name="P21">À mon aide Bergers, au secours, je suis morte.</text:p>
      <text:p text:style-name="_3c_speaker_3e_">Berger</text:p>
      <text:p text:style-name="P21">Rien ne vous servira de crier de la sorte.</text:p>
      <text:p text:style-name="_3c_speaker_3e_">Eurydice</text:p>
      <text:p text:style-name="P21">Helas ! C’est fait de moy.</text:p>
      <text:p text:style-name="_3c_speaker_3e_">Berger</text:p>
      <text:p text:style-name="P21">Bons Dieux quel accident !</text:p>
      <text:p text:style-name="P21">Un serpent venimeux aux pieds la va mordant.</text:p>
      <text:p text:style-name="_3c_speaker_3e_">Eurydice</text:p>
      <text:p text:style-name="P21">Mourray-je sans secours ?</text:p>
      <text:p text:style-name="_3c_speaker_3e_">Berger</text:p>
      <text:p text:style-name="P21">Quelle estrange advanture !</text:p>
      <text:p text:style-name="_3c_speaker_3e_">Eurydice</text:p>
      <text:p text:style-name="P21"><text:span text:style-name="_3c_pb_3e_"><text:span text:style-name="T2">[</text:span></text:span><text:span text:style-name="_3c_pb_3e_"><text:span text:style-name="T4">1</text:span></text:span><text:span text:style-name="_3c_pb_3e_"><text:span text:style-name="T1">3</text:span></text:span><text:span text:style-name="_3c_pb_3e_"><text:span text:style-name="T2">]</text:span></text:span>L’on me verra bien tost dessoubs la sepulture.</text:p>
      <text:p text:style-name="_3c_speaker_3e_">Berger</text:p>
      <text:p text:style-name="P21">Estant l’autheur du mal qui luy vient d’arriver,</text:p>
      <text:p text:style-name="P21">De crainte d’estre pris, il vaut mieux me sauver.</text:p>
      <text:p text:style-name="_3c_speaker_3e_">Le Chasseur</text:p>
      <text:p text:style-name="P21">D’où procede ce bruit ? Et quelle voix plaintive</text:p>
      <text:p text:style-name="P21">Soubs ces antres fueillus rend mon ame craintive ?</text:p>
      <text:p text:style-name="_3c_speaker_3e_">Eurydice</text:p>
      <text:p text:style-name="P21">Orphée mon espoir, mon soulas, mon soucy,</text:p>
      <text:p text:style-name="P21"><text:soft-page-break/>Faut-il sans te revoir finir mes jours icy ?</text:p>
      <text:p text:style-name="_3c_speaker_3e_">Chasseur</text:p>
      <text:p text:style-name="P21">Je me veux approcher de plus pres pour cognoistre</text:p>
      <text:p text:style-name="P21">D’où viennent ces souspirs, et qui ce pourroit estre.</text:p>
      <text:p text:style-name="P21">Ô Dieux qu’ay-je apperceu ! quelque divinité</text:p>
      <text:p text:style-name="P21">Semble se desguiser soubs ceste humanité :</text:p>
      <text:p text:style-name="P21">Je luy veux demander le subjet de sa plainte,</text:p>
      <text:p text:style-name="P21">La cause des douleurs dont son ame est atteinte.</text:p>
      <text:p text:style-name="P21">Nymphe dont la beauté paroist dans ces bas lieux</text:p>
      <text:p text:style-name="P21">Ainsi que le Soleil dans la voute des Cieux,</text:p>
      <text:p text:style-name="P21">Dites-moy qui vous fait de la sorte vous plaindre ?</text:p>
      <text:p text:style-name="P21">Ne celez vostre mal, vous ne devez rien craindre.</text:p>
      <text:p text:style-name="_3c_speaker_3e_">Eurydice</text:p>
      <text:p text:style-name="P21">Passant qui que tu sois, qui me viens enquerir,</text:p>
      <text:p text:style-name="P21">Advertis mon Espoux que je m’en vay mourir ;</text:p>
      <text:p text:style-name="P21">Fais-moy ceste faveur, raconte à mon Orphée</text:p>
      <text:p text:style-name="P21">Que la cruelle mort à ma vie estouffée ;</text:p>
      <text:p text:style-name="P21">Dis-luy qye me pensant exempter de la main</text:p>
      <text:p text:style-name="P21"><text:span text:style-name="_3c_pb_3e_"><text:span text:style-name="T2">[</text:span></text:span><text:span text:style-name="_3c_pb_3e_"><text:span text:style-name="T4">1</text:span></text:span><text:span text:style-name="_3c_pb_3e_"><text:span text:style-name="T1">4</text:span></text:span><text:span text:style-name="_3c_pb_3e_"><text:span text:style-name="T2">]</text:span></text:span>D’un insolent Berger, malheureux, inhumain,</text:p>
      <text:p text:style-name="P21">Qui pour m’oster l’honneur m’avoit seule attaquée,</text:p>
      <text:p text:style-name="P21">Un serpent venimeux au talon m’a picquée :</text:p>
      <text:p text:style-name="P21">Neantmoins en perdant la lumiere du jour,</text:p>
      <text:p text:style-name="P21">Je ne perdray jamais l’ardeur de son amour :</text:p>
      <text:p text:style-name="P21">Car lors que je seray dans la plaine Élysée,</text:p>
      <text:p text:style-name="P21">Mon ame ne sera d’inconstance accusée.</text:p>
      <text:p text:style-name="P21">Helas ! je ne puis plus, la force du poison</text:p>
      <text:p text:style-name="P21">A gainé tout d’un coup mes sens et ma raison.</text:p>
      <text:p text:style-name="_3c_speaker_3e_">Chasseur</text:p>
      <text:p text:style-name="P21">Ô grands Dieux, c’en est faict ! je voy la mort qui</text:p>
      <text:p text:style-name="P21">Les souspirs et regrets de sa plaintive bouche.</text:p>
      <text:p text:style-name="P21">Accourez mes amis ; vous Bergers de ces bois</text:p>
      <text:p text:style-name="P21">Venez pour secourir une Dame aux abbois.</text:p>
      <text:p text:style-name="P21">Je n’entends ny ne vois personne secourable</text:p>
      <text:p text:style-name="P21">Qui puisse estre tesmoing de sa mort miserable,</text:p>
      <text:p text:style-name="P21">Et raconter au vray le malheureux meschef</text:p>
      <text:p text:style-name="P21">Qui vient presentement de tomber sur son chef.</text:p>
      <text:p text:style-name="_3c_speaker_3e_">Orphée</text:p>
      <text:p text:style-name="P21">Sur toutes les saisons le Printemps souhaitable</text:p>
      <text:p text:style-name="P21"><text:soft-page-break/>Est plaisant aux humains, gracieux, delectable.</text:p>
      <text:p text:style-name="P21">Dessoubs ces verds rameaux mon espouse à loisir</text:p>
      <text:p text:style-name="P21">Vient chercher la fraischeur, pour prendre son plaisir :</text:p>
      <text:p text:style-name="P21">Il me la faut trouver et jouyr avec elle</text:p>
      <text:p text:style-name="P21">Des doux contentements de la saison nouvelle,</text:p>
      <text:p text:style-name="P21">Nous reposant icy, tant que Phœbus panché</text:p>
      <text:p text:style-name="P21">Dessoubs l’autre Orizon se doit estre caché.</text:p>
      <text:p text:style-name="P21">Où estes-vous, mon cœur ? respondez-moy, ma belle,</text:p>
      <text:p text:style-name="P21"><text:span text:style-name="_3c_pb_3e_"><text:span text:style-name="T2">[</text:span></text:span><text:span text:style-name="_3c_pb_3e_"><text:span text:style-name="T4">1</text:span></text:span><text:span text:style-name="_3c_pb_3e_"><text:span text:style-name="T1">5</text:span></text:span><text:span text:style-name="_3c_pb_3e_"><text:span text:style-name="T2">]</text:span></text:span>Et ne vous cachez pas de vostre espoux fidelle.</text:p>
      <text:p text:style-name="P21">Mais qu’est-ce que je voy ? j’apperçois un Berger</text:p>
      <text:p text:style-name="P21">Qui semble me voyant de visage changer.</text:p>
      <text:p text:style-name="_3c_speaker_3e_">Chasseur</text:p>
      <text:p text:style-name="P21">Infortuné mary, que de douleurs dans l’ame</text:p>
      <text:p text:style-name="P21">Tu sentiras sçachants la mort de ceste Dame !</text:p>
      <text:p text:style-name="_3c_speaker_3e_">Orphée</text:p>
      <text:p text:style-name="P21">Ô Dieux qu’ay-je entendu ! maintenant mes esprits</text:p>
      <text:p text:style-name="P21">De crainte et de frayeur tout d’un coup sont espris.</text:p>
      <text:p text:style-name="_3c_speaker_3e_">Chasseur</text:p>
      <text:p text:style-name="P21">Ô jour mal-encontreux ! Estrange destinée !</text:p>
      <text:p text:style-name="P21">Me falloit-il trouver icy ceste journée,</text:p>
      <text:p text:style-name="P21">Pour avoir veu la fin d’une telle beauté,</text:p>
      <text:p text:style-name="P21">Et pour estre tesmoing de ceste cruauté ?</text:p>
      <text:p text:style-name="_3c_speaker_3e_">Orphée</text:p>
      <text:p text:style-name="P22">Je suis tout esperdu, peu s’en faut qu’à ceste heure</text:p>
      <text:p text:style-name="P22">Par ces tristes propos de crainte je ne meure,</text:p>
      <text:p text:style-name="P22">Qu’un funeste accident sur ma Belle arrivé</text:p>
      <text:p text:style-name="P22">Ne m’aye tout d’un coup de son bel œil privé :</text:p>
      <text:p text:style-name="P22">Il n’en faut plus douter, ha ! mort pleine de rage</text:p>
      <text:p text:style-name="P22">M’as-tu bien pu causer ce malheureux outrage ?</text:p>
      <text:p text:style-name="P22">M’as-tu privé du bien que j’avois icy bas,</text:p>
      <text:p text:style-name="P22">Avant que de gouster les amoureux esbats ?</text:p>
      <text:p text:style-name="P22">Las ! ô Dieux, la voila dessus l’herbe estenduë,</text:p>
      <text:p text:style-name="P22">Pasle sans mouvement, ayant l’ame renduë.</text:p>
      <text:p text:style-name="P22">Las ! helas! qu’est cecy ? d’où me vient ce malheur ?</text:p>
      <text:p text:style-name="P22">Puis-je vivre endurant une telle douleur ?</text:p>
      <text:p text:style-name="P22">Veillé-je, ou si je dors ? n’est-ce point quelque songe</text:p>
      <text:p text:style-name="P22"><text:span text:style-name="_3c_pb_3e_"><text:span text:style-name="T2">[</text:span></text:span><text:span text:style-name="_3c_pb_3e_"><text:span text:style-name="T4">1</text:span></text:span><text:span text:style-name="_3c_pb_3e_"><text:span text:style-name="T1">6</text:span></text:span><text:span text:style-name="_3c_pb_3e_"><text:span text:style-name="T2">]</text:span></text:span>Qui me charme les yeux d’erreur et de mensonge ?</text:p>
      <text:p text:style-name="P22">Las ! mon amy, dy-moi qui m’a causé ce tort,</text:p>
      <text:p text:style-name="P22"><text:soft-page-break/>Et d’où peut proceder ceste soudaine mort ?</text:p>
      <text:p text:style-name="P22">Raconte-moy comment ma belle est trespassée,</text:p>
      <text:p text:style-name="P22">Ne dissimule point, ne trouble ta pensée.</text:p>
      <text:p text:style-name="_3c_speaker_3e_">Chasseur</text:p>
      <text:p text:style-name="P22">J’allois pour vous trouver, vous m’avez prevenu,</text:p>
      <text:p text:style-name="P22">Doncques je vous diray ce qui est advenu.</text:p>
      <text:p text:style-name="P22">Lassé de trop chasser dans ceste forest sombre,</text:p>
      <text:p text:style-name="P22">Et venant pour chercher la fraischeur dessous l’ombre,</text:p>
      <text:p text:style-name="P22">Je me suis arresté tout pensif dans ce bois.</text:p>
      <text:p text:style-name="P22">Entendant ses souspirs, et sa plaintive voix,</text:p>
      <text:p text:style-name="P22">Pas à pas doucement m’estant approché d’elle,</text:p>
      <text:p text:style-name="P22">Je congeus que c’estoit vostre espouse fidelle,</text:p>
      <text:p text:style-name="P22">Je voulu l’assister, mais trop tard, car la mort</text:p>
      <text:p text:style-name="P22">Luy faisoit rudement ressentir son effort.</text:p>
      <text:p text:style-name="P22">Ses yeux demy-fermez ressembloient la lumiere,</text:p>
      <text:p text:style-name="P22">Qui manquant d’aliment perd sa clarté premiere,</text:p>
      <text:p text:style-name="P22">Ne laissant neantmoins, en restant quelque peu,</text:p>
      <text:p text:style-name="P22">De parfois relancer la lueur de son feu.</text:p>
      <text:p text:style-name="P22">Tout de mesme le peu qui restoit dedans l’ame</text:p>
      <text:p text:style-name="P22">De vie et de vigueur à ceste belle Dame,</text:p>
      <text:p text:style-name="P22">Mourant l’encourageoit de tristement confier</text:p>
      <text:p text:style-name="P22">La douleur qu’elle avoit de si tost vous quitter.</text:p>
      <text:p text:style-name="P22">D’une piteuse voix à l’instant me convie</text:p>
      <text:p text:style-name="P22">De vous faire sçavoir qu’elle perdoit la vie :</text:p>
      <text:p text:style-name="P22">« Passant qui que tu sois, dit-elle en souspirant,</text:p>
      <text:p text:style-name="P22">Advertis mon espoux que je m’en vay mourant,</text:p>
      <text:p text:style-name="P22"><text:span text:style-name="_3c_pb_3e_"><text:span text:style-name="T2">[</text:span></text:span><text:span text:style-name="_3c_pb_3e_"><text:span text:style-name="T4">1</text:span></text:span><text:span text:style-name="_3c_pb_3e_"><text:span text:style-name="T1">7</text:span></text:span><text:span text:style-name="_3c_pb_3e_"><text:span text:style-name="T2">]</text:span></text:span>Que pensant eviter la fureur et la rage</text:p>
      <text:p text:style-name="P22">D’un insolant Berger, trop lasche de courage,</text:p>
      <text:p text:style-name="P22">Qui par force vouloit me ravir mon honneur,</text:p>
      <text:p text:style-name="P22">Un venimeux serpent s’est trouvé par malheur</text:p>
      <text:p text:style-name="P22">Soubs mes pieds en courant de frayeur esperduë,</text:p>
      <text:p text:style-name="P22">Et m’a cruellement à la jambe morduë.</text:p>
      <text:p text:style-name="P22">Mais bien que le destin et le sort rigoureux</text:p>
      <text:p text:style-name="P22">Me separe le corps de son œil amoureux,</text:p>
      <text:p text:style-name="P22">Ma fidelle amitié n’en sera separée ;</text:p>
      <text:p text:style-name="P22">Elle sera là-bas d’eternelle durée,</text:p>
      <text:p text:style-name="P22">En attendant le jour que je le pourray voir,</text:p>
      <text:p text:style-name="P22"><text:soft-page-break/>Je luy reserveray ce fidelle devoir. »</text:p>
      <text:p text:style-name="P22">Achevant ces propos alors elle trespasse,</text:p>
      <text:p text:style-name="P22">Tout ainsi qu’un esclair qui promptement se passe,</text:p>
      <text:p text:style-name="P22">Et seul je suis resté tesmoing de sa douleur,</text:p>
      <text:p text:style-name="P22">Triste de vous conter un si cruel malheur.</text:p>
      <text:p text:style-name="_3c_speaker_3e_">Orphée</text:p>
      <text:p text:style-name="P22">Ô jour mal-encontreux ! ô perte incomparable !</text:p>
      <text:p text:style-name="P22">Helas ! Se peut-il veoir homme plus miserable ?</text:p>
      <text:p text:style-name="P22">La perte que je fais ne se peut estimer,</text:p>
      <text:p text:style-name="P22">Non plus que les thresors du profond de la mer.</text:p>
      <text:p text:style-name="P22">Le parfait ornement de la machine ronde</text:p>
      <text:p text:style-name="P22">Est maintenant là-bas au Plutonique monde :</text:p>
      <text:p text:style-name="P22">Et moy je suis resté pour vivre desormais</text:p>
      <text:p text:style-name="P22">Accablé de douleurs, malheureux à jamais.</text:p>
      <text:p text:style-name="P22"/>
      <text:p text:style-name="P22">Immortels, qu’est cecy ? sont-ce là vos promesse ?</text:p>
      <text:p text:style-name="P22">Est-ce de la façon que vous faictes largesse ?</text:p>
      <text:p text:style-name="P22">Est-ce de la façon que les pauvres humains</text:p>
      <text:p text:style-name="P22"><text:span text:style-name="_3c_pb_3e_"><text:span text:style-name="T2">[</text:span></text:span><text:span text:style-name="_3c_pb_3e_"><text:span text:style-name="T4">1</text:span></text:span><text:span text:style-name="_3c_pb_3e_"><text:span text:style-name="T1">8</text:span></text:span><text:span text:style-name="_3c_pb_3e_"><text:span text:style-name="T2">]</text:span></text:span>Reçoivent les presens de vos divines mains ?</text:p>
      <text:p text:style-name="P22">Pouvez-vous bien user de telles tromperies ?</text:p>
      <text:p text:style-name="P23">Peut-on trouver au Ciel de telles piperies ?</text:p>
      <text:p text:style-name="P23">Prenez-vous vos plaisirs d’abuser les mortels ?</text:p>
      <text:p text:style-name="P23">L’on ne doit desormais offrir sur vos autels :</text:p>
      <text:p text:style-name="P23">C’est abus que penser vous faire sacrifice,</text:p>
      <text:p text:style-name="P23">C’est s’efforcer en vain de vous rendre service,</text:p>
      <text:p text:style-name="P23">Cela ne sert de rien, puisque vos Deitez</text:p>
      <text:p text:style-name="P23">Ne peuvent s’esmouvoir par nos humilitez.</text:p>
      <text:p text:style-name="P23">Vous estes descendus ceste triste journée,</text:p>
      <text:p text:style-name="P23">Pour rendre encores plus ma nopce infortunée.</text:p>
      <text:p text:style-name="P23">L’honneur que j’ay receu m’est par trop cher vendu.</text:p>
      <text:p text:style-name="P23">Mais ne parlé-je point comme un homme esperdu ?</text:p>
      <text:p text:style-name="P23">Ô Dieux pardonnez-moy ! grandement je m’abuse,</text:p>
      <text:p text:style-name="P23">Envers vos Deitez humblement je m’excuse :</text:p>
      <text:p text:style-name="P23">Je sçay d’où vient le mal, je l’ay bien apperceu,</text:p>
      <text:p text:style-name="P23">Vous n’estes consentans du tort que j’ay receu ;</text:p>
      <text:p text:style-name="P23">Nul de vous n’a faussé sa parole divine,</text:p>
      <text:p text:style-name="P23">Hymen tant seulement a causé ma ruïne :</text:p>
      <text:p text:style-name="P23"><text:soft-page-break/>Il est le seul autheur de ma triste douleur,</text:p>
      <text:p text:style-name="P23">C’est luy qui ce jourd’huy m’a causé ce malheur.</text:p>
      <text:p text:style-name="P23">Il tesmoignoit assez estant à l’assemblée</text:p>
      <text:p text:style-name="P23">Qu’il avoit du dessein de la rendre troublée,</text:p>
      <text:p text:style-name="P23">Et qu’il desiroit fort de me rendre ce jour</text:p>
      <text:p text:style-name="P23">Privé de mon espoir et de mon cher amour.</text:p>
      <text:p text:style-name="P23">Car son triste regard donnoit assez d’indice</text:p>
      <text:p text:style-name="P23">Que ce jour je devois perdre mon Eurydice.</text:p>
      <text:p text:style-name="P23">Las Hymen qu’est cecy ? Dieu plein de cruauté,</text:p>
      <text:p text:style-name="P23"><text:span text:style-name="_3c_pb_3e_"><text:span text:style-name="T2">[</text:span></text:span><text:span text:style-name="_3c_pb_3e_"><text:span text:style-name="T4">1</text:span></text:span><text:span text:style-name="_3c_pb_3e_"><text:span text:style-name="T1">9</text:span></text:span><text:span text:style-name="_3c_pb_3e_"><text:span text:style-name="T2">]</text:span></text:span>Pourquoy m’as-tu ravy ceste chere beauté ?</text:p>
      <text:p text:style-name="P23">Pour quelle occasion rends-tu ceste journée</text:p>
      <text:p text:style-name="P23">Par ce triste depart mon ame infortunée ?</text:p>
      <text:p text:style-name="P23">Quelle offence ay-je faict à la divinité</text:p>
      <text:p text:style-name="P23">Pour lancer ton courroux sur mon humanité,</text:p>
      <text:p text:style-name="P23">Et me rendre à present par sa mort deplorable</text:p>
      <text:p text:style-name="P23">De tous les malheureux l’homme plus miserable ?</text:p>
      <text:p text:style-name="P23">Quelle estrange pitié ! las qui peut raconter</text:p>
      <text:p text:style-name="P23">Le subject malheureux que j’ay de lamenter ?</text:p>
      <text:p text:style-name="P23">Plustost l’on nombreroit le sable dessoubs l’onde,</text:p>
      <text:p text:style-name="P23">Que de dire mon mal et ma douleur profonde.</text:p>
      <text:p text:style-name="P23">Quelles fatalitez ! Ô grands Dieux tout-puissants</text:p>
      <text:p text:style-name="P23">Qui n’estes point authurs des douleurs que je sens,</text:p>
      <text:p text:style-name="P23">Prenez pitié de moy, faictes qu’en diligence</text:p>
      <text:p text:style-name="P23">Du traistre s<text:span text:style-name="T10">u</text:span>borneur je puisse avoir vengeance.</text:p>
      <text:p text:style-name="P24">Hercule demy-Dieu dessus tous courageux</text:p>
      <text:p text:style-name="P24">De son dard mist à mort le Centaure outrageux,</text:p>
      <text:p text:style-name="P24">Pour avoir indiscret osé trop entreprendre</text:p>
      <text:p text:style-name="P24">De vouloir sans raison son espouse luy prendre.</text:p>
      <text:p text:style-name="P24">De mesme qu’il ne soit à punir de ce tort,</text:p>
      <text:p text:style-name="P24">Ce traistre qui sur tous a merité la mort.</text:p>
      <text:p text:style-name="P24">Puissant Pere Jupin, Dominateur du foudre,</text:p>
      <text:p text:style-name="P24">Fais que presentement il soit reduit en poudre :</text:p>
      <text:p text:style-name="P24">Qu’il te plaise, grand Dieu, de le vouloir punir</text:p>
      <text:p text:style-name="P24">Quelque part que ce soit où il puisse venir.</text:p>
      <text:p text:style-name="P24">Et que dans peu de temps ce traistre abominable</text:p>
      <text:p text:style-name="P24">Soit puny pour jamais de ce forfait damnable :</text:p>
      <text:p text:style-name="P24">Et toy Dieu de là-bas, des eternelles nuicts,</text:p>
      <text:p text:style-name="P24"><text:soft-page-break/><text:span text:style-name="_3c_pb_3e_"><text:span text:style-name="T2">[</text:span></text:span><text:span text:style-name="_3c_pb_3e_"><text:span text:style-name="T4">1</text:span></text:span><text:span text:style-name="_3c_pb_3e_"><text:span text:style-name="T5">2</text:span></text:span><text:span text:style-name="_3c_pb_3e_"><text:span text:style-name="T2">]</text:span></text:span>Des tenebreux Enfers pleins d’horreurs et d’ennuis,</text:p>
      <text:p text:style-name="P24">Estant venu chez toy dans tes cavernes sombres</text:p>
      <text:p text:style-name="P24">Qu’il souffre les touments des malheureuses ombres,</text:p>
      <text:p text:style-name="P24">Lasche-luy ton courroux, donne-luy le tourment</text:p>
      <text:p text:style-name="P24">Que merite celuy qui rend veuf un amant,</text:p>
      <text:p text:style-name="P24">Et qui malgré les loix d’une brutalle rage</text:p>
      <text:p text:style-name="P24">Mon espouse forçant à causé cet outrage.</text:p>
      <text:p text:style-name="P24">Prends ma cause, Pluton, considere combien</text:p>
      <text:p text:style-name="P24">Je suis triste perdant mon espoir et mon bien.</text:p>
      <text:p text:style-name="_3c_speaker_3e_">Chasseur</text:p>
      <text:p text:style-name="P24">Vostre juste douleur dessus tout lamentable</text:p>
      <text:p text:style-name="P24">Ne luy peut redonner la vie souhaitable.</text:p>
      <text:p text:style-name="P24">Vos plaintes, vos soupirs ne peuvent nullement</text:p>
      <text:p text:style-name="P24">Vive la ramener du triste monument.</text:p>
      <text:p text:style-name="P24">Courageux resistez à ce mal deplorable,</text:p>
      <text:p text:style-name="P24">Et luy faites dresser une tombe honorable,</text:p>
      <text:p text:style-name="P24">Sans vous entretenir d’un funebre discours.</text:p>
      <text:p text:style-name="_3c_speaker_3e_">Orphée</text:p>
      <text:p text:style-name="P24">J’arresterois plustost Phœbus faisant son cours,</text:p>
      <text:p text:style-name="P24">Et plustost je perdrois la lueur de cest astre,</text:p>
      <text:p text:style-name="P24">Que pouvoir oublier ce malheureux desastre.</text:p>
      <text:p text:style-name="P24">La terre auparavant se rejoindroit aux Cieux,</text:p>
      <text:p text:style-name="P24">Que je puisse arrester les larmes de mes yeux :</text:p>
      <text:p text:style-name="P24">Et d’autant qu’en vivant elle m’estoit fidelle,</text:p>
      <text:p text:style-name="P24">Tousjours apres sa mort j’auray memoire d’elle.</text:p>
      <text:p text:style-name="P24">Pluton a son esprit, la terre aura son corpus,</text:p>
      <text:p text:style-name="P24">Et moy le desplaisir pire que mille morts :</text:p>
      <text:p text:style-name="P24">Car je n’auray jamais qu’un regret dedans l’ame</text:p>
      <text:p text:style-name="P24"><text:span text:style-name="_3c_pb_3e_"><text:span text:style-name="T2">[</text:span></text:span><text:span text:style-name="_3c_pb_3e_"><text:span text:style-name="T5">2</text:span></text:span><text:span text:style-name="_3c_pb_3e_"><text:span text:style-name="T1">1</text:span></text:span><text:span text:style-name="_3c_pb_3e_"><text:span text:style-name="T2">]</text:span></text:span>D’avoir perdu si tost une si chaste Dame.</text:p>
      <text:p text:style-name="_3c_speaker_3e_">Chasseur</text:p>
      <text:p text:style-name="P24">Advisez cependant de la mettre au cercueil,</text:p>
      <text:p text:style-name="P24">Et de ne consommer vos jours en si grand dueil :</text:p>
      <text:p text:style-name="P24">Il la faut emporter de ce triste bocage.</text:p>
      <text:p text:style-name="P24">Ne vous désesperez, allons, prenez courage.</text:p>
      <text:p text:style-name="_3c_speaker_3e_">Orphée</text:p>
      <text:p text:style-name="P24">Ha ! beau corps qui vivant honorois l’univers,</text:p>
      <text:p text:style-name="P24">Faut-il que maintenant tu nourrisses les vers ?</text:p>
      <text:p text:style-name="P24">Suis-je si malheureux de t’avoir espousée</text:p>
      <text:p text:style-name="P24"><text:soft-page-break/>Pour devaller si tost dans la plaine Élysée ?</text:p>
      <text:p text:style-name="P24">Ô funebre destin, ô jour infortuné !</text:p>
      <text:p text:style-name="P24">Que maudit soit cent fois le jour que je fus né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Condensed" svg:font-family="'DejaVu Sans Condensed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loext:graphic-properties draw:fill="solid" draw:fill-color="#ffffff" draw:opacity="100%"/>
      <style:paragraph-properties fo:margin-left="0cm" fo:margin-right="0cm" fo:text-indent="-3.669cm" style:auto-text-indent="false" style:page-number="auto" fo:background-color="#ffffff"/>
    </style:style>
    <style:style style:name="Frame_20_contents" style:display-name="Frame contents" style:family="paragraph" style:parent-style-name="Text_20_body" style:class="extra"/>
    <style:style style:name="_3c_label_3e_" style:display-name="&lt;label&gt;" style:family="paragraph" style:parent-style-name="Standard">
      <style:paragraph-properties fo:margin-left="2cm" fo:margin-right="2cm" fo:text-align="justify" style:justify-single-word="false" fo:text-indent="0.3cm" style:auto-text-indent="false"/>
      <style:text-properties fo:font-style="italic"/>
    </style:style>
    <style:style style:name="_3c_castItem_3e_" style:display-name="&lt;castItem&gt;" style:family="paragraph" style:parent-style-name="List_20_Contents" style:class="text">
      <style:paragraph-properties fo:text-align="end" style:justify-single-word="false"/>
      <style:text-properties fo:font-variant="small-caps"/>
    </style:style>
    <style:style style:name="_3c_speaker_3e_" style:display-name="&lt;speaker&gt;" style:family="paragraph" style:parent-style-name="Standard">
      <style:paragraph-properties fo:text-align="center" style:justify-single-word="false"/>
      <style:text-properties fo:font-variant="small-caps"/>
    </style:style>
    <style:style style:name="_3c_stage_3e_" style:display-name="&lt;stage&gt;" style:family="paragraph" style:parent-style-name="_3c_speaker_3e_">
      <style:text-properties fo:font-variant="normal" fo:text-transform="none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family="'DejaVu Sans Condensed'" fo:font-size="12pt" fo:letter-spacing="normal" fo:language="fr" fo:country="FR" style:font-name-asian="DejaVu Sans Condensed" style:font-family-asian="'DejaVu Sans Condensed'" style:font-size-asian="12pt" style:language-asian="fr" style:country-asian="FR" style:font-name-complex="DejaVu Sans Condensed" style:font-family-complex="'DejaVu Sans Condensed'" style:font-size-complex="12pt" style:language-complex="fr" style:country-complex="FR" style:text-scale="100%"/>
    </style:style>
    <style:style style:name="CharStyle4" style:family="text" style:parent-style-name="DefaultFontStyle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corr_3e_" style:display-name="&lt;corr&gt;" style:family="text">
      <style:text-properties style:text-line-through-style="solid" style:text-line-through-type="sing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03-24T12:23:45.39</meta:creation-date>
    <dc:date>2020-06-17T20:22:14.521637781</dc:date>
    <meta:editing-duration>PT23H7M7S</meta:editing-duration>
    <meta:editing-cycles>41</meta:editing-cycles>
    <meta:generator>LibreOffice/6.3.5.2$Linux_X86_64 LibreOffice_project/30$Build-2</meta:generator>
    <meta:document-statistic meta:table-count="0" meta:image-count="0" meta:object-count="0" meta:page-count="16" meta:paragraph-count="567" meta:word-count="4116" meta:character-count="22967" meta:non-whitespace-character-count="19418"/>
  </office:meta>
</office:document-meta>
</file>